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273" officeooo:paragraph-rsid="0016b273"/>
    </style:style>
    <style:style style:name="P2" style:family="paragraph" style:parent-style-name="Standard">
      <style:paragraph-properties fo:text-align="start" style:justify-single-word="false"/>
      <style:text-properties officeooo:rsid="0018bc06" officeooo:paragraph-rsid="0018b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u TIPE ou intitulé…</text:p>
      <text:p text:style-name="P1">Une ville qui déménage !</text:p>
      <text:p text:style-name="P1"/>
      <text:p text:style-name="P2">C pour faire vroum vroum avec sa mai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7.472488283</meta:creation-date>
    <dc:date>2022-09-29T16:39:05.901716842</dc:date>
    <meta:editing-duration>PT3M2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" meta:word-count="18" meta:character-count="87" meta:non-whitespace-character-count="72"/>
  </office:meta>
</office:document-meta>
</file>